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2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2">
          <table:table-cell office:value-type="string" calcext:value-type="string">
            <text:p>top-10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0-05T09:25:57.225948558</dc:date>
    <meta:editing-duration>PT3H36M39S</meta:editing-duration>
    <meta:editing-cycles>20</meta:editing-cycles>
    <meta:generator>LibreOffice/7.1.7.2$MacOSX_X86_64 LibreOffice_project/c6a4e3954236145e2acb0b65f68614365aeee33f</meta:generator>
    <meta:document-statistic meta:table-count="2" meta:cell-count="40" meta:object-count="0"/>
  </office:meta>
</office:document-meta>
</file>